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andard" style:list-style-name="L1"/>
    <style:style style:name="P5" style:family="paragraph" style:parent-style-name="List_20_Contents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List_20_Contents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Standard" style:list-style-name="L1"/>
    <style:style style:name="P12" style:family="paragraph" style:parent-style-name="Heading_20_3">
      <style:paragraph-properties fo:text-align="justify" style:justify-single-word="false"/>
    </style:style>
    <style:style style:name="T1" style:family="text">
      <style:text-properties fo:font-size="9pt" style:font-size-asian="9pt" style:font-size-complex="9pt"/>
    </style:style>
    <style:style style:name="T2" style:family="text"/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Nimbus Roman No9 L" fo:font-size="12pt" style:font-size-asian="12pt" style:font-size-complex="12pt"/>
    </style:style>
    <style:style style:name="T6" style:family="text">
      <style:text-properties style:font-name="DejaVu Sans Mono1" fo:font-size="10pt" style:font-size-asian="10pt" style:font-size-complex="10pt"/>
    </style:style>
    <style:style style:name="T7" style:family="text">
      <style:text-properties style:font-name="Nimbus Sans L" fo:font-size="14pt" style:font-size-asian="14pt" style:font-size-complex="14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Nimbus Roman No9 L" fo:font-size="12pt" style:font-size-asian="12pt" style:font-size-complex="12pt"/>
    </style:style>
    <style:style style:name="T12" style:family="text">
      <style:text-properties style:font-name="Nimbus Roman No9 L" fo:font-size="10pt" style:font-size-asian="10pt" style:font-size-complex="10pt"/>
    </style:style>
    <style:style style:name="T13" style:family="text">
      <style:text-properties style:font-name="DejaVu Sans Mono1" fo:font-size="10pt" style:font-size-asian="10pt" style:font-size-complex="10pt"/>
    </style:style>
    <style:style style:name="T14" style:family="text">
      <style:text-properties style:font-name="DejaVu Sans Mono1" fo:font-size="12pt" style:font-size-asian="12pt" style:font-size-complex="12pt"/>
    </style:style>
    <style:style style:name="T15" style:family="text">
      <style:text-properties style:font-name="Nimbus Sans L" fo:font-size="14pt" style:font-size-asian="14pt" style:font-size-complex="14pt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-1963777808" text:id="ct-1963777808">
          <text:deletion>
            <office:change-info>
              <dc:creator>unknown</dc:creator>
              <dc:date>2008-07-08T17:26:00</dc:date>
            </office:change-info>
            <text:h text:style-name="P1" text:outline-level="1">s</text:h>
          </text:deletion>
        </text:changed-region>
        <text:changed-region xml:id="ct-1963777376" text:id="ct-1963777376">
          <text:deletion>
            <office:change-info>
              <dc:creator>unknown</dc:creator>
              <dc:date>2008-07-08T17:26:00</dc:date>
            </office:change-info>
            <text:p text:style-name="P2">s</text:p>
          </text:deletion>
        </text:changed-region>
        <text:changed-region xml:id="ct-1963776672" text:id="ct-1963776672">
          <text:deletion>
            <office:change-info>
              <dc:creator>inconnu</dc:creator>
              <dc:date>2008-07-09T10:46:00</dc:date>
            </office:change-info>
            <text:p text:style-name="P2"><text:span text:style-name="Teletype"><text:span text:style-name="T1">2</text:span></text:span></text:p>
          </text:deletion>
        </text:changed-region>
        <text:changed-region xml:id="ct-1963776832" text:id="ct-1963776832">
          <text:deletion>
            <office:change-info>
              <dc:creator>unknown</dc:creator>
              <dc:date>2008-07-08T17:26:00</dc:date>
            </office:change-info>
            <text:p text:style-name="P2"><text:span text:style-name="Teletype"><text:span text:style-name="T1">0</text:span></text:span></text:p>
          </text:deletion>
        </text:changed-region>
        <text:changed-region xml:id="ct-1963775632" text:id="ct-1963775632">
          <text:insertion>
            <office:change-info>
              <dc:creator>inconnu</dc:creator>
              <dc:date>2008-07-09T16:24:00</dc:date>
            </office:change-info>
          </text:insertion>
        </text:changed-region>
        <text:changed-region xml:id="ct-1963777696" text:id="ct-1963777696">
          <text:format-change>
            <office:change-info>
              <dc:creator>unknown</dc:creator>
              <dc:date>2008-07-08T17:26:00</dc:date>
            </office:change-info>
          </text:format-change>
        </text:changed-region>
        <text:changed-region xml:id="ct-1963775760" text:id="ct-1963775760">
          <text:deletion>
            <office:change-info>
              <dc:creator>inconnu</dc:creator>
              <dc:date>2008-07-09T10:39:00</dc:date>
            </office:change-info>
            <text:p text:style-name="P2"><text:a xlink:type="simple" xlink:href="mailto:simon.lipp@inria.fr">inria.fr</text:a></text:p>
          </text:deletion>
        </text:changed-region>
        <text:changed-region xml:id="ct-1963776528" text:id="ct-1963776528">
          <text:insertion>
            <office:change-info>
              <dc:creator>inconnu</dc:creator>
              <dc:date>2008-07-09T10:39:00</dc:date>
            </office:change-info>
          </text:insertion>
        </text:changed-region>
        <text:changed-region xml:id="ct-1963777520" text:id="ct-1963777520">
          <text:insertion>
            <office:change-info>
              <dc:creator>unknown</dc:creator>
              <dc:date>2008-07-08T17:26:00</dc:date>
            </office:change-info>
          </text:insertion>
        </text:changed-region>
        <text:changed-region xml:id="ct-1963776432" text:id="ct-1963776432">
          <text:insertion>
            <office:change-info>
              <dc:creator>inconnu</dc:creator>
              <dc:date>2008-07-08T18:00:00</dc:date>
            </office:change-info>
          </text:insertion>
        </text:changed-region>
        <text:changed-region xml:id="ct-1963723376" text:id="ct-1963723376">
          <text:insertion>
            <office:change-info>
              <dc:creator>unknown</dc:creator>
              <dc:date>2008-07-08T17:26:00</dc:date>
            </office:change-info>
          </text:insertion>
        </text:changed-region>
        <text:changed-region xml:id="ct-1963723248" text:id="ct-1963723248">
          <text:insertion>
            <office:change-info>
              <dc:creator>unknown</dc:creator>
              <dc:date>2008-07-08T17:26:00</dc:date>
            </office:change-info>
          </text:insertion>
        </text:changed-region>
        <text:changed-region xml:id="ct-1963723120" text:id="ct-1963723120">
          <text:insertion>
            <office:change-info>
              <dc:creator>unknown</dc:creator>
              <dc:date>2008-07-08T17:26:00</dc:date>
            </office:change-info>
          </text:insertion>
        </text:changed-region>
        <text:changed-region xml:id="ct-1963722992" text:id="ct-1963722992">
          <text:deletion>
            <office:change-info>
              <dc:creator>unknown</dc:creator>
              <dc:date>2008-07-08T17:26:00</dc:date>
            </office:change-info>
            <text:p text:style-name="P2">'</text:p>
          </text:deletion>
        </text:changed-region>
        <text:changed-region xml:id="ct-1963722848" text:id="ct-1963722848">
          <text:insertion>
            <office:change-info>
              <dc:creator>unknown</dc:creator>
              <dc:date>2008-07-08T17:26:00</dc:date>
            </office:change-info>
          </text:insertion>
        </text:changed-region>
        <text:changed-region xml:id="ct-1963722720" text:id="ct-1963722720">
          <text:insertion>
            <office:change-info>
              <dc:creator>unknown</dc:creator>
              <dc:date>2008-07-08T17:27:00</dc:date>
            </office:change-info>
          </text:insertion>
        </text:changed-region>
        <text:changed-region xml:id="ct-1963722592" text:id="ct-1963722592">
          <text:deletion>
            <office:change-info>
              <dc:creator>unknown</dc:creator>
              <dc:date>2008-07-08T17:27:00</dc:date>
            </office:change-info>
            <text:p text:style-name="P2">,</text:p>
          </text:deletion>
        </text:changed-region>
        <text:changed-region xml:id="ct-1963722448" text:id="ct-1963722448">
          <text:deletion>
            <office:change-info>
              <dc:creator>unknown</dc:creator>
              <dc:date>2008-07-08T17:27:00</dc:date>
            </office:change-info>
            <text:p text:style-name="P2">f</text:p>
          </text:deletion>
        </text:changed-region>
        <text:changed-region xml:id="ct-1963722304" text:id="ct-1963722304">
          <text:insertion>
            <office:change-info>
              <dc:creator>unknown</dc:creator>
              <dc:date>2008-07-08T17:27:00</dc:date>
            </office:change-info>
          </text:insertion>
        </text:changed-region>
        <text:changed-region xml:id="ct-1963722208" text:id="ct-1963722208">
          <text:insertion>
            <office:change-info>
              <dc:creator>unknown</dc:creator>
              <dc:date>2008-07-08T17:27:00</dc:date>
            </office:change-info>
          </text:insertion>
        </text:changed-region>
        <text:changed-region xml:id="ct-1963724192" text:id="ct-1963724192">
          <text:deletion>
            <office:change-info>
              <dc:creator>unknown</dc:creator>
              <dc:date>2008-07-08T17:27:00</dc:date>
            </office:change-info>
            <text:p text:style-name="P2">'</text:p>
          </text:deletion>
        </text:changed-region>
        <text:changed-region xml:id="ct-1963722112" text:id="ct-1963722112">
          <text:insertion>
            <office:change-info>
              <dc:creator>unknown</dc:creator>
              <dc:date>2008-07-08T17:27:00</dc:date>
            </office:change-info>
          </text:insertion>
        </text:changed-region>
        <text:changed-region xml:id="ct-1963723504" text:id="ct-1963723504">
          <text:deletion>
            <office:change-info>
              <dc:creator>unknown</dc:creator>
              <dc:date>2008-07-08T17:26:00</dc:date>
            </office:change-info>
            <text:p text:style-name="P3">s</text:p>
          </text:deletion>
        </text:changed-region>
        <text:changed-region xml:id="ct-1963725600" text:id="ct-1963725600">
          <text:deletion>
            <office:change-info>
              <dc:creator>unknown</dc:creator>
              <dc:date>2008-07-08T17:26:00</dc:date>
            </office:change-info>
            <text:p text:style-name="P3"><text:s/></text:p>
          </text:deletion>
        </text:changed-region>
        <text:changed-region xml:id="ct-1963721776" text:id="ct-1963721776">
          <text:deletion>
            <office:change-info>
              <dc:creator>inconnu</dc:creator>
              <dc:date>2008-07-08T17:57:00</dc:date>
            </office:change-info>
            <text:list xml:id="list953280845190785254" text:style-name="L1">
              <text:list-item>
                <text:p text:style-name="P4">resulting library name,</text:p>
              </text:list-item>
              <text:list-item>
                <text:p text:style-name="P4"/>
              </text:list-item>
            </text:list>
          </text:deletion>
        </text:changed-region>
        <text:changed-region xml:id="ct-1963721984" text:id="ct-1963721984">
          <text:deletion>
            <office:change-info>
              <dc:creator>inconnu</dc:creator>
              <dc:date>2008-07-09T13:20:00</dc:date>
            </office:change-info>
            <text:p text:style-name="Standard">correct</text:p>
          </text:deletion>
        </text:changed-region>
        <text:changed-region xml:id="ct-1963721664" text:id="ct-1963721664">
          <text:insertion>
            <office:change-info>
              <dc:creator>inconnu</dc:creator>
              <dc:date>2008-07-09T13:20:00</dc:date>
            </office:change-info>
          </text:insertion>
        </text:changed-region>
        <text:changed-region xml:id="ct-1963719664" text:id="ct-1963719664">
          <text:insertion>
            <office:change-info>
              <dc:creator>inconnu</dc:creator>
              <dc:date>2008-07-08T17:42:00</dc:date>
            </office:change-info>
          </text:insertion>
        </text:changed-region>
        <text:changed-region xml:id="ct-1963719568" text:id="ct-1963719568">
          <text:deletion>
            <office:change-info>
              <dc:creator>inconnu</dc:creator>
              <dc:date>2008-07-08T17:42:00</dc:date>
            </office:change-info>
            <text:p text:style-name="Standard"><text:s/>???</text:p>
          </text:deletion>
        </text:changed-region>
        <text:changed-region xml:id="ct-1963719280" text:id="ct-1963719280">
          <text:deletion>
            <office:change-info>
              <dc:creator>inconnu</dc:creator>
              <dc:date>2008-07-09T10:32:00</dc:date>
            </office:change-info>
            <text:p text:style-name="Standard">Hence, the proposed new </text:p>
          </text:deletion>
        </text:changed-region>
        <text:changed-region xml:id="ct-1963719376" text:id="ct-1963719376">
          <text:deletion>
            <office:change-info>
              <dc:creator>unknown</dc:creator>
              <dc:date>2008-07-08T17:28:00</dc:date>
            </office:change-info>
            <text:p text:style-name="Standard">signature</text:p>
          </text:deletion>
        </text:changed-region>
        <text:changed-region xml:id="ct-1963719472" text:id="ct-1963719472">
          <text:deletion>
            <office:change-info>
              <dc:creator>inconnu</dc:creator>
              <dc:date>2008-07-09T10:32:00</dc:date>
            </office:change-info>
            <text:p text:style-name="Standard"><text:s/>for <text:span text:style-name="T3">genlib</text:span> is:profile</text:p>
          </text:deletion>
        </text:changed-region>
        <text:changed-region xml:id="ct-1963719184" text:id="ct-1963719184">
          <text:insertion>
            <office:change-info>
              <dc:creator>inconnu</dc:creator>
              <dc:date>2008-07-09T13:17:00</dc:date>
            </office:change-info>
          </text:insertion>
        </text:changed-region>
        <text:changed-region xml:id="ct-1963719024" text:id="ct-1963719024">
          <text:insertion>
            <office:change-info>
              <dc:creator>inconnu</dc:creator>
              <dc:date>2008-07-09T10:30:00</dc:date>
            </office:change-info>
          </text:insertion>
        </text:changed-region>
        <text:changed-region xml:id="ct-1963718928" text:id="ct-1963718928">
          <text:insertion>
            <office:change-info>
              <dc:creator>inconnu</dc:creator>
              <dc:date>2008-07-09T10:31:00</dc:date>
            </office:change-info>
          </text:insertion>
        </text:changed-region>
        <text:changed-region xml:id="ct-1963715968" text:id="ct-1963715968">
          <text:insertion>
            <office:change-info>
              <dc:creator>inconnu</dc:creator>
              <dc:date>2008-07-09T10:32:00</dc:date>
            </office:change-info>
          </text:insertion>
        </text:changed-region>
        <text:changed-region xml:id="ct-1963714608" text:id="ct-1963714608">
          <text:insertion>
            <office:change-info>
              <dc:creator>inconnu</dc:creator>
              <dc:date>2008-07-09T13:40:00</dc:date>
            </office:change-info>
          </text:insertion>
        </text:changed-region>
        <text:changed-region xml:id="ct-1963714512" text:id="ct-1963714512">
          <text:deletion>
            <office:change-info>
              <dc:creator>inconnu</dc:creator>
              <dc:date>2008-07-09T13:40:00</dc:date>
            </office:change-info>
            <text:p text:style-name="P5"><text:span text:style-name="Teletype"><text:span text:style-name="T4">result</text:span></text:span></text:p>
          </text:deletion>
        </text:changed-region>
        <text:changed-region xml:id="ct-1963713840" text:id="ct-1963713840">
          <text:deletion>
            <office:change-info>
              <dc:creator>inconnu</dc:creator>
              <dc:date>2008-07-08T17:57:00</dc:date>
            </office:change-info>
            <text:p text:style-name="P5"><text:span text:style-name="Teletype"><text:span text:style-name="T4">libname, </text:span></text:span></text:p>
          </text:deletion>
        </text:changed-region>
        <text:changed-region xml:id="ct-1963712272" text:id="ct-1963712272">
          <text:insertion>
            <office:change-info>
              <dc:creator>inconnu</dc:creator>
              <dc:date>2008-07-09T10:35:00</dc:date>
            </office:change-info>
          </text:insertion>
        </text:changed-region>
        <text:changed-region xml:id="ct-1963711536" text:id="ct-1963711536">
          <text:insertion>
            <office:change-info>
              <dc:creator>inconnu</dc:creator>
              <dc:date>2008-07-09T13:18:00</dc:date>
            </office:change-info>
          </text:insertion>
        </text:changed-region>
        <text:changed-region xml:id="ct-1963711152" text:id="ct-1963711152">
          <text:deletion>
            <office:change-info>
              <dc:creator>unknown</dc:creator>
              <dc:date>2008-07-08T17:53:00</dc:date>
            </office:change-info>
            <text:p text:style-name="P3">.</text:p>
          </text:deletion>
        </text:changed-region>
        <text:changed-region xml:id="ct-1963783344" text:id="ct-1963783344">
          <text:insertion>
            <office:change-info>
              <dc:creator>unknown</dc:creator>
              <dc:date>2008-07-08T17:53:00</dc:date>
            </office:change-info>
          </text:insertion>
        </text:changed-region>
        <text:changed-region xml:id="ct-1963787360" text:id="ct-1963787360">
          <text:deletion>
            <office:change-info>
              <dc:creator>unknown</dc:creator>
              <dc:date>2008-07-08T17:53:00</dc:date>
            </office:change-info>
            <text:p text:style-name="P3"><text:span text:style-name="Teletype"><text:span text:style-name="T4"><text:s text:c="2"/></text:span></text:span></text:p>
          </text:deletion>
        </text:changed-region>
        <text:changed-region xml:id="ct-1963785664" text:id="ct-1963785664">
          <text:deletion>
            <office:change-info>
              <dc:creator>inconnu</dc:creator>
              <dc:date>2008-07-09T13:40:00</dc:date>
            </office:change-info>
            <text:p text:style-name="P3"><text:span text:style-name="Teletype"><text:span text:style-name="T4">re</text:span></text:span></text:p>
          </text:deletion>
        </text:changed-region>
        <text:changed-region xml:id="ct-1963718688" text:id="ct-1963718688">
          <text:insertion>
            <office:change-info>
              <dc:creator>inconnu</dc:creator>
              <dc:date>2008-07-09T13:40:00</dc:date>
            </office:change-info>
          </text:insertion>
        </text:changed-region>
        <text:changed-region xml:id="ct-1963711280" text:id="ct-1963711280">
          <text:deletion>
            <office:change-info>
              <dc:creator>inconnu</dc:creator>
              <dc:date>2008-07-09T13:40:00</dc:date>
            </office:change-info>
            <text:p text:style-name="P3"><text:span text:style-name="Teletype"><text:span text:style-name="T4">lt</text:span></text:span></text:p>
          </text:deletion>
        </text:changed-region>
        <text:changed-region xml:id="ct-1963707984" text:id="ct-1963707984">
          <text:insertion>
            <office:change-info>
              <dc:creator>inconnu</dc:creator>
              <dc:date>2008-07-09T10:36:00</dc:date>
            </office:change-info>
          </text:insertion>
        </text:changed-region>
        <text:changed-region xml:id="ct-1963718832" text:id="ct-1963718832">
          <text:insertion>
            <office:change-info>
              <dc:creator>unknown</dc:creator>
              <dc:date>2008-07-08T17:28:00</dc:date>
            </office:change-info>
          </text:insertion>
        </text:changed-region>
        <text:changed-region xml:id="ct-1963711440" text:id="ct-1963711440">
          <text:deletion>
            <office:change-info>
              <dc:creator>unknown</dc:creator>
              <dc:date>2008-07-08T17:53:00</dc:date>
            </office:change-info>
            <text:p text:style-name="P3"><text:span text:style-name="Teletype"><text:span text:style-name="T5">; </text:span></text:span></text:p>
          </text:deletion>
        </text:changed-region>
        <text:changed-region xml:id="ct-1963784688" text:id="ct-1963784688">
          <text:insertion>
            <office:change-info>
              <dc:creator>unknown</dc:creator>
              <dc:date>2008-07-08T17:53:00</dc:date>
            </office:change-info>
          </text:insertion>
        </text:changed-region>
        <text:changed-region xml:id="ct-1963785120" text:id="ct-1963785120">
          <text:deletion>
            <office:change-info>
              <dc:creator>inconnu</dc:creator>
              <dc:date>2008-07-08T17:57:00</dc:date>
            </office:change-info>
            <text:p text:style-name="P3"><text:span text:style-name="Teletype"><text:span text:style-name="T6"><text:tab/></text:span></text:span></text:p>
            <text:p text:style-name="P3"><text:span text:style-name="Teletype"><text:span text:style-name="T5"><text:s/>library name (empty string if the process failed) ; </text:span></text:span></text:p>
          </text:deletion>
        </text:changed-region>
        <text:changed-region xml:id="ct-1963785216" text:id="ct-1963785216">
          <text:deletion>
            <office:change-info>
              <dc:creator>unknown</dc:creator>
              <dc:date>2008-07-08T17:29:00</dc:date>
            </office:change-info>
            <text:p text:style-name="P3"><text:span text:style-name="Teletype"><text:span text:style-name="T5">resulting</text:span></text:span></text:p>
          </text:deletion>
        </text:changed-region>
        <text:changed-region xml:id="ct-1963710272" text:id="ct-1963710272">
          <text:deletion>
            <office:change-info>
              <dc:creator>inconnu</dc:creator>
              <dc:date>2008-07-08T17:57:00</dc:date>
            </office:change-info>
            <text:p text:style-name="P3"><text:span text:style-name="Teletype"><text:span text:style-name="T6">libname</text:span></text:span><text:span text:style-name="Teletype"><text:span text:style-name="T5"> is the </text:span></text:span></text:p>
          </text:deletion>
        </text:changed-region>
        <text:changed-region xml:id="ct-1963715776" text:id="ct-1963715776">
          <text:insertion>
            <office:change-info>
              <dc:creator>inconnu</dc:creator>
              <dc:date>2008-07-09T10:35:00</dc:date>
            </office:change-info>
          </text:insertion>
        </text:changed-region>
        <text:changed-region xml:id="ct-1963787040" text:id="ct-1963787040">
          <text:insertion>
            <office:change-info>
              <dc:creator>inconnu</dc:creator>
              <dc:date>2008-07-09T10:36:00</dc:date>
            </office:change-info>
          </text:insertion>
        </text:changed-region>
        <text:changed-region xml:id="ct-1963785408" text:id="ct-1963785408">
          <text:insertion>
            <office:change-info>
              <dc:creator>unknown</dc:creator>
              <dc:date>2008-07-08T17:30:00</dc:date>
            </office:change-info>
          </text:insertion>
        </text:changed-region>
        <text:changed-region xml:id="ct-1963716656" text:id="ct-1963716656">
          <text:insertion>
            <office:change-info>
              <dc:creator>unknown</dc:creator>
              <dc:date>2008-07-08T17:31:00</dc:date>
            </office:change-info>
          </text:insertion>
        </text:changed-region>
        <text:changed-region xml:id="ct-1963709232" text:id="ct-1963709232">
          <text:deletion>
            <office:change-info>
              <dc:creator>inconnu</dc:creator>
              <dc:date>2008-07-08T17:43:00</dc:date>
            </office:change-info>
            <text:p text:style-name="P3"><text:span text:style-name="Teletype"><text:span text:style-name="T7">Please add a few examples</text:span></text:span></text:p>
          </text:deletion>
        </text:changed-region>
        <text:changed-region xml:id="ct-1963783472" text:id="ct-1963783472">
          <text:insertion>
            <office:change-info>
              <dc:creator>inconnu</dc:creator>
              <dc:date>2008-07-08T17:44:00</dc:date>
            </office:change-info>
          </text:insertion>
        </text:changed-region>
        <text:changed-region xml:id="ct-1963881664" text:id="ct-1963881664">
          <text:insertion>
            <office:change-info>
              <dc:creator>inconnu</dc:creator>
              <dc:date>2008-07-08T17:47:00</dc:date>
            </office:change-info>
          </text:insertion>
        </text:changed-region>
        <text:changed-region xml:id="ct-1963714416" text:id="ct-1963714416">
          <text:insertion>
            <office:change-info>
              <dc:creator>inconnu</dc:creator>
              <dc:date>2008-07-08T17:48:00</dc:date>
            </office:change-info>
          </text:insertion>
        </text:changed-region>
        <text:changed-region xml:id="ct-1963714256" text:id="ct-1963714256">
          <text:insertion>
            <office:change-info>
              <dc:creator>unknown</dc:creator>
              <dc:date>2008-07-08T17:29:00</dc:date>
            </office:change-info>
          </text:insertion>
        </text:changed-region>
        <text:changed-region xml:id="ct-1963786880" text:id="ct-1963786880">
          <text:deletion>
            <office:change-info>
              <dc:creator>inconnu</dc:creator>
              <dc:date>2008-07-09T10:38:00</dc:date>
            </office:change-info>
            <text:p text:style-name="P3"><text:a xlink:type="simple" xlink:href="mailto:sylvestre.ledru@scilab.org"><text:span text:style-name="T6">inria</text:span></text:a></text:p>
          </text:deletion>
        </text:changed-region>
        <text:changed-region xml:id="ct-1963715120" text:id="ct-1963715120">
          <text:insertion>
            <office:change-info>
              <dc:creator>inconnu</dc:creator>
              <dc:date>2008-07-09T10:38:00</dc:date>
            </office:change-info>
          </text:insertion>
        </text:changed-region>
        <text:changed-region xml:id="ct-1963713392" text:id="ct-1963713392">
          <text:insertion>
            <office:change-info>
              <dc:creator>unknown</dc:creator>
              <dc:date>2008-07-08T17:29:00</dc:date>
            </office:change-info>
          </text:insertion>
        </text:changed-region>
        <text:changed-region xml:id="ct-1963713296" text:id="ct-1963713296">
          <text:deletion>
            <office:change-info>
              <dc:creator>inconnu</dc:creator>
              <dc:date>2008-07-09T10:38:00</dc:date>
            </office:change-info>
            <text:p text:style-name="P3"><text:a xlink:type="simple" xlink:href="mailto:sylvestre.ledru@scilab.org"><text:span text:style-name="T6">fr</text:span></text:a></text:p>
          </text:deletion>
        </text:changed-region>
        <text:changed-region xml:id="ct-1963712608" text:id="ct-1963712608">
          <text:insertion>
            <office:change-info>
              <dc:creator>inconnu</dc:creator>
              <dc:date>2008-07-09T10:38:00</dc:date>
            </office:change-info>
          </text:insertion>
        </text:changed-region>
        <text:changed-region xml:id="ct-1963715312" text:id="ct-1963715312">
          <text:insertion>
            <office:change-info>
              <dc:creator>unknown</dc:creator>
              <dc:date>2008-07-08T17:29:00</dc:date>
            </office:change-info>
          </text:insertion>
        </text:changed-region>
        <text:changed-region xml:id="ct-1963713200" text:id="ct-1963713200">
          <text:insertion>
            <office:change-info>
              <dc:creator>unknown</dc:creator>
              <dc:date>2008-07-08T17:30:00</dc:date>
            </office:change-info>
          </text:insertion>
        </text:changed-region>
        <text:changed-region xml:id="ct-1963705744" text:id="ct-1963705744">
          <text:insertion>
            <office:change-info>
              <dc:creator>inconnu</dc:creator>
              <dc:date>2008-07-08T17:42:00</dc:date>
            </office:change-info>
          </text:insertion>
        </text:changed-region>
        <text:changed-region xml:id="ct-1963714064" text:id="ct-1963714064">
          <text:insertion>
            <office:change-info>
              <dc:creator>inconnu</dc:creator>
              <dc:date>2008-07-08T17:43:00</dc:date>
            </office:change-info>
          </text:insertion>
        </text:changed-region>
        <text:changed-region xml:id="ct-1963704960" text:id="ct-1963704960">
          <text:insertion>
            <office:change-info>
              <dc:creator>unknown</dc:creator>
              <dc:date>2008-07-08T17:53:00</dc:date>
            </office:change-info>
          </text:insertion>
        </text:changed-region>
        <text:changed-region xml:id="ct-1963704224" text:id="ct-1963704224">
          <text:insertion>
            <office:change-info>
              <dc:creator>inconnu</dc:creator>
              <dc:date>2008-07-08T17:43:00</dc:date>
            </office:change-info>
          </text:insertion>
        </text:changed-region>
        <text:changed-region xml:id="ct-1963782544" text:id="ct-1963782544">
          <text:insertion>
            <office:change-info>
              <dc:creator>inconnu</dc:creator>
              <dc:date>2008-07-08T17:58:00</dc:date>
            </office:change-info>
          </text:insertion>
        </text:changed-region>
        <text:changed-region xml:id="ct-1963782192" text:id="ct-1963782192">
          <text:insertion>
            <office:change-info>
              <dc:creator>inconnu</dc:creator>
              <dc:date>2008-07-08T17:59:00</dc:date>
            </office:change-info>
          </text:insertion>
        </text:changed-region>
        <text:changed-region xml:id="ct-1963784032" text:id="ct-1963784032">
          <text:insertion>
            <office:change-info>
              <dc:creator>inconnu</dc:creator>
              <dc:date>2008-07-09T10:27:00</dc:date>
            </office:change-info>
          </text:insertion>
        </text:changed-region>
        <text:changed-region xml:id="ct-1963712432" text:id="ct-1963712432">
          <text:insertion>
            <office:change-info>
              <dc:creator>inconnu</dc:creator>
              <dc:date>2008-07-09T10:37:00</dc:date>
            </office:change-info>
          </text:insertion>
        </text:changed-region>
        <text:changed-region xml:id="ct-1963780880" text:id="ct-1963780880">
          <text:insertion>
            <office:change-info>
              <dc:creator>inconnu</dc:creator>
              <dc:date>2008-07-09T13:20:00</dc:date>
            </office:change-info>
          </text:insertion>
        </text:changed-region>
        <text:changed-region xml:id="ct-1963702992" text:id="ct-1963702992">
          <text:insertion>
            <office:change-info>
              <dc:creator>inconnu</dc:creator>
              <dc:date>2008-07-09T13:21:00</dc:date>
            </office:change-info>
          </text:insertion>
        </text:changed-region>
        <text:changed-region xml:id="ct-1963780784" text:id="ct-1963780784">
          <text:insertion>
            <office:change-info>
              <dc:creator>inconnu</dc:creator>
              <dc:date>2008-07-09T16:24:00</dc:date>
            </office:change-info>
          </text:insertion>
        </text:changed-region>
        <text:changed-region xml:id="ct-1963781632" text:id="ct-1963781632">
          <text:insertion>
            <office:change-info>
              <dc:creator>inconnu</dc:creator>
              <dc:date>2008-07-09T16:18:00</dc:date>
            </office:change-info>
          </text:insertion>
        </text:changed-region>
        <text:changed-region xml:id="ct-1963781824" text:id="ct-1963781824">
          <text:insertion>
            <office:change-info>
              <dc:creator>inconnu</dc:creator>
              <dc:date>2008-07-09T16:19:00</dc:date>
            </office:change-info>
          </text:insertion>
        </text:changed-region>
        <text:changed-region xml:id="ct-1963780624" text:id="ct-1963780624">
          <text:insertion>
            <office:change-info>
              <dc:creator>inconnu</dc:creator>
              <dc:date>2008-07-09T16:20:00</dc:date>
            </office:change-info>
          </text:insertion>
        </text:changed-region>
        <text:changed-region xml:id="ct-1963780528" text:id="ct-1963780528">
          <text:insertion>
            <office:change-info>
              <dc:creator>inconnu</dc:creator>
              <dc:date>2008-07-09T16:24:00</dc:date>
            </office:change-info>
          </text:insertion>
        </text:changed-region>
        <text:changed-region xml:id="ct-1963780432" text:id="ct-1963780432">
          <text:insertion>
            <office:change-info>
              <dc:creator>inconnu</dc:creator>
              <dc:date>2008-07-09T16:17:00</dc:date>
            </office:change-info>
          </text:insertion>
        </text:changed-region>
        <text:changed-region xml:id="ct665274112" text:id="ct665274112">
          <text:insertion>
            <office:change-info>
              <dc:creator>Eric Gallager</dc:creator>
              <dc:date>2013-09-03T10:2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EP #4 : Making scilab function <text:span text:style-name="T16">genlib</text:span> returns information<text:change text:change-id="ct-1963777808"/></text:h>
      <text:p text:style-name="P9"/>
      <text:p text:style-name="P2"/>
      <text:p text:style-name="P2">Title: Making scilab function <text:span text:style-name="T16">genlib</text:span> returns information<text:change text:change-id="ct-1963777376"/></text:p>
      <text:p text:style-name="P2">Version: <text:span text:style-name="Teletype"><text:span text:style-name="T1">1.</text:span></text:span><text:change text:change-id="ct-1963776672"/><text:change text:change-id="ct-1963776832"/><text:change-start text:change-id="ct-1963775632"/><text:span text:style-name="Teletype"><text:span text:style-name="T1">6</text:span></text:span><text:change-end text:change-id="ct-1963775632"/></text:p>
      <text:p text:style-name="P2">Author: Simon Lipp &lt;<text:change-start text:change-id="ct-1963777696"/><text:a xlink:type="simple" xlink:href="mailto:simon.lipp@scilab.org">simon.lipp@</text:a><text:change-end text:change-id="ct-1963777696"/><text:change text:change-id="ct-1963775760"/><text:change-start text:change-id="ct-1963776528"/><text:a xlink:type="simple" xlink:href="mailto:simon.lipp@scilab.org">scilab.org</text:a><text:change-end text:change-id="ct-1963776528"/>&gt;<text:change-start text:change-id="ct-1963777520"/></text:p>
      <text:p text:style-name="P2">Review: Sylvestre Ledru &lt;<text:a xlink:type="simple" xlink:href="mailto:sylvestre.ledru@scilab.org">sylvestre.ledru@scilab.org</text:a>&gt;<text:change-end text:change-id="ct-1963777520"/><text:change-start text:change-id="ct-1963776432"/></text:p>
      <text:p text:style-name="P2">Commented: Serge Steer &lt;<text:a xlink:type="simple" xlink:href="mailto:serge.steer@inria.fr">serge.steer@inria.fr</text:a>&gt;<text:change-end text:change-id="ct-1963776432"/></text:p>
      <text:p text:style-name="P2">State: Draft</text:p>
      <text:p text:style-name="P2">Scilab-Version: ﻿<text:span text:style-name="Teletype">5.0</text:span></text:p>
      <text:p text:style-name="P2">Vote:"No: discussions and suggestions"</text:p>
      <text:p text:style-name="P2">Created: Tuesday, 08 July 2008</text:p>
      <text:p text:style-name="P9"/>
      <text:p text:style-name="P2"/>
      <text:h text:style-name="P12" text:outline-level="3">Abstract</text:h>
      <text:p text:style-name="P2"/>
      <text:p text:style-name="P2"><text:tab/>This SEP proposes to modify Scilab function <text:span text:style-name="T3">genlib</text:span>, used to gen<text:change-start text:change-id="ct-1963723376"/>e<text:change-end text:change-id="ct-1963723376"/>rate a <text:change-start text:change-id="ct-1963723248"/>Scilab <text:change-end text:change-id="ct-1963723248"/>library from .sci files (macros). The current function does<text:change-start text:change-id="ct-1963723120"/> <text:change-end text:change-id="ct-1963723120"/>n<text:change text:change-id="ct-1963722992"/><text:change-start text:change-id="ct-1963722848"/>o<text:change-end text:change-id="ct-1963722848"/>t return any feed-back, whereas this feed-back could be useful<text:change-start text:change-id="ct-1963722720"/>.<text:change-end text:change-id="ct-1963722720"/><text:change text:change-id="ct-1963722592"/> <text:change text:change-id="ct-1963722448"/><text:change-start text:change-id="ct-1963722304"/>F<text:change-end text:change-id="ct-1963722304"/>or example for the build system which at present do<text:change-start text:change-id="ct-1963722208"/>es <text:change-end text:change-id="ct-1963722208"/>n<text:change text:change-id="ct-1963724192"/><text:change-start text:change-id="ct-1963722112"/>o<text:change-end text:change-id="ct-1963722112"/>t fail if an error occurs while building a library.</text:p>
      <text:p text:style-name="P2"/>
      <text:h text:style-name="P12" text:outline-level="3">Rationale</text:h>
      <text:p text:style-name="P3"><text:tab/>Following information<text:change text:change-id="ct-1963723504"/> can be interesting (by order<text:change text:change-id="ct-1963725600"/> of interest):</text:p>
      <text:list xml:id="list710369815" text:continue-list="list953280845190785254" text:style-name="L1">
        <text:list-item text:start-value="1">
          <text:p text:style-name="P4">success (or failure) of the whole process,</text:p>
        </text:list-item>
        <text:list-item>
          <text:p text:style-name="P4"><text:change text:change-id="ct-1963721776"/>functions defined in <text:change text:change-id="ct-1963721984"/><text:change-start text:change-id="ct-1963721664"/>valid<text:change-end text:change-id="ct-1963721664"/> files<text:change-start text:change-id="ct-1963719664"/> (files successfully parsed defining at least one function)<text:change-end text:change-id="ct-1963719664"/>.<text:change text:change-id="ct-1963719568"/></text:p>
        </text:list-item>
        <text:list-item>
          <text:p text:style-name="P4"><text:change text:change-id="ct-1963719280"/><text:change text:change-id="ct-1963719376"/><text:change text:change-id="ct-1963719472"/><text:change-start text:change-id="ct-1963719184"/>valid<text:change-end text:change-id="ct-1963719184"/><text:change-start text:change-id="ct-1963719024"/> files (successfully parsed and defining at least one function),</text:p>
        </text:list-item>
        <text:list-item>
          <text:p text:style-name="P4">invalid files.</text:p>
          <text:p text:style-name="P4"/>
        </text:list-item>
      </text:list>
      <text:p text:style-name="Standard"><text:change-end text:change-id="ct-1963719024"/><text:change-start text:change-id="ct-1963718928"/><text:tab/>Note that an invalid file is sufficient for th<text:change-end text:change-id="ct-1963718928"/><text:change-start text:change-id="ct-1963715968"/>e whole process to fail, but no invalid file does not mean the success of the whole process.</text:p>
      <text:p text:style-name="Standard"/>
      <text:p text:style-name="Standard"><text:tab/>Hence, the proposed new profile for <text:span text:style-name="T3">genlib</text:span> is:<text:change-end text:change-id="ct-1963715968"/></text:p>
      <text:p text:style-name="P3"/>
      <text:p text:style-name="P5"><text:span text:style-name="Teletype"><text:span text:style-name="T4">[</text:span></text:span><text:change-start text:change-id="ct-1963714608"/><text:span text:style-name="Teletype"><text:span text:style-name="T4">success</text:span></text:span><text:change-end text:change-id="ct-1963714608"/><text:change text:change-id="ct-1963714512"/><text:span text:style-name="Teletype"><text:span text:style-name="T4">, </text:span></text:span><text:change text:change-id="ct-1963713840"/><text:span text:style-name="Teletype"><text:span text:style-name="T4">funcs</text:span></text:span><text:change-start text:change-id="ct-1963712272"/><text:span text:style-name="Teletype"><text:span text:style-name="T4">, success_files, </text:span></text:span><text:change-end text:change-id="ct-1963712272"/><text:change-start text:change-id="ct-1963711536"/><text:span text:style-name="Teletype"><text:span text:style-name="T4">failed_files</text:span></text:span><text:change-end text:change-id="ct-1963711536"/><text:span text:style-name="Teletype"><text:span text:style-name="T4">]=genlib(nam,path,force,verbose,names)</text:span></text:span></text:p>
      <text:p text:style-name="P5"/>
      <text:p text:style-name="P3"><text:tab/>Input arguments are not changed<text:change text:change-id="ct-1963711152"/><text:change-start text:change-id="ct-1963783344"/>:</text:p>
      <text:p text:style-name="P3"><text:tab/><text:change-end text:change-id="ct-1963783344"/><text:change text:change-id="ct-1963787360"/><text:change text:change-id="ct-1963785664"/><text:span text:style-name="Teletype"><text:span text:style-name="T4">su</text:span></text:span><text:change-start text:change-id="ct-1963718688"/><text:span text:style-name="Teletype"><text:span text:style-name="T4">ccess</text:span></text:span><text:change-end text:change-id="ct-1963718688"/><text:change text:change-id="ct-1963711280"/><text:span text:style-name="Teletype"><text:span text:style-name="T4"> </text:span></text:span><text:span text:style-name="Teletype"><text:span text:style-name="T5">is a boolean (</text:span></text:span><text:span text:style-name="Teletype"><text:span text:style-name="T14">%t</text:span></text:span><text:span text:style-name="Teletype"><text:span text:style-name="T5"> on success</text:span></text:span><text:span text:style-name="Teletype"><text:span text:style-name="T12">, </text:span></text:span><text:span text:style-name="Teletype"><text:span text:style-name="T6">%f</text:span></text:span><text:span text:style-name="Teletype"><text:span text:style-name="T5"> on failure) </text:span></text:span><text:change-start text:change-id="ct-1963707984"/><text:span text:style-name="Teletype"><text:span text:style-name="T5">.</text:span></text:span><text:change-end text:change-id="ct-1963707984"/><text:change-start text:change-id="ct-1963718832"/></text:p>
      <text:p text:style-name="P3"><text:change-end text:change-id="ct-1963718832"/><text:change text:change-id="ct-1963711440"/><text:change-start text:change-id="ct-1963784688"/><text:span text:style-name="Teletype"><text:span text:style-name="T5"><text:tab/></text:span></text:span><text:change-end text:change-id="ct-1963784688"/><text:change text:change-id="ct-1963785120"/><text:change text:change-id="ct-1963785216"/><text:change text:change-id="ct-1963710272"/><text:span text:style-name="Teletype"><text:span text:style-name="T6">functions</text:span></text:span><text:span text:style-name="Teletype"><text:span text:style-name="T5"> a vector of strings containing the names of functions <text:s/>defined in the library (empty if the process failed).</text:span></text:span><text:change-start text:change-id="ct-1963715776"/></text:p>
      <text:p text:style-name="P3"><text:span text:style-name="Teletype"><text:span text:style-name="T5"><text:tab/></text:span></text:span><text:span text:style-name="Teletype"><text:span text:style-name="T6">success_files</text:span></text:span><text:span text:style-name="Teletype"><text:span text:style-name="T5"> a vector of strings containing</text:span></text:span><text:change-end text:change-id="ct-1963715776"/><text:change-start text:change-id="ct-1963787040"/><text:span text:style-name="Teletype"><text:span text:style-name="T5"> the names of valid files.</text:span></text:span></text:p>
      <text:p text:style-name="P3"><text:span text:style-name="Teletype"><text:span text:style-name="T5"><text:tab/></text:span></text:span><text:span text:style-name="Teletype"><text:span text:style-name="T6">failed_files</text:span></text:span><text:span text:style-name="Teletype"><text:span text:style-name="T5"> a vector of strings <text:s/>containing the names of invalid files.</text:span></text:span><text:change-end text:change-id="ct-1963787040"/><text:change-start text:change-id="ct-1963785408"/></text:p>
      <text:h text:style-name="P12" text:outline-level="3"><text:soft-page-break/><text:span text:style-name="Teletype"><text:span text:style-name="T7">Example Usage</text:span></text:span><text:change-end text:change-id="ct-1963785408"/><text:change-start text:change-id="ct-1963716656"/></text:h>
      <text:p text:style-name="P3"><text:change-end text:change-id="ct-1963716656"/><text:change text:change-id="ct-1963709232"/><text:change-start text:change-id="ct-1963783472"/><text:span text:style-name="Teletype"><text:span text:style-name="T4">success = genlib('atoms')</text:span></text:span><text:change-end text:change-id="ct-1963783472"/><text:change-start text:change-id="ct-1963881664"/></text:p>
      <text:p text:style-name="P3"><text:span text:style-name="Teletype"><text:span text:style-name="T4">[success, funcs, success_files, failed_files] = </text:span></text:span><text:change-end text:change-id="ct-1963881664"/><text:change-start text:change-id="ct-1963714416"/><text:span text:style-name="Teletype"><text:span text:style-name="T4">genlib('atoms')</text:span></text:span><text:change-end text:change-id="ct-1963714416"/></text:p>
      <text:h text:style-name="P12" text:outline-level="3"><text:change-start text:change-id="ct-1963714256"/>Changelog</text:h>
      <text:p text:style-name="P3"><text:tab/><text:span text:style-name="T6">1.0 – Simon Lipp &lt;</text:span><text:a xlink:type="simple" xlink:href="mailto:simon.lipp@scilab.org"><text:span text:style-name="T6">simon.lipp@</text:span></text:a><text:change-end text:change-id="ct-1963714256"/><text:change text:change-id="ct-1963786880"/><text:change-start text:change-id="ct-1963715120"/><text:a xlink:type="simple" xlink:href="mailto:simon.lipp@scilab.org"><text:span text:style-name="T6">scilab</text:span></text:a><text:change-end text:change-id="ct-1963715120"/><text:change-start text:change-id="ct-1963713392"/><text:a xlink:type="simple" xlink:href="mailto:simon.lipp@scilab.org"><text:span text:style-name="T6">.</text:span></text:a><text:change-end text:change-id="ct-1963713392"/><text:change text:change-id="ct-1963713296"/><text:change-start text:change-id="ct-1963712608"/><text:a xlink:type="simple" xlink:href="mailto:simon.lipp@scilab.org"><text:span text:style-name="T6">org</text:span></text:a><text:change-end text:change-id="ct-1963712608"/><text:change-start text:change-id="ct-1963715312"/><text:span text:style-name="T6">&gt; Initial version</text:span></text:p>
      <text:p text:style-name="P3"><text:span text:style-name="Teletype"><text:span text:style-name="T4"><text:tab/>1.1 – Sylvestre Ledru &lt;</text:span></text:span><text:a xlink:type="simple" xlink:href="mailto:sylvestre.ledru@scilab.org"><text:span text:style-name="Teletype"><text:span text:style-name="T4">sylvestre.ledru@scilab.org</text:span></text:span></text:a><text:span text:style-name="Teletype"><text:span text:style-name="T4">&gt; </text:span></text:span><text:change-end text:change-id="ct-1963715312"/><text:change-start text:change-id="ct-1963713200"/><text:span text:style-name="Teletype"><text:span text:style-name="T4">Mainly typo + changelog + example usage</text:span></text:span><text:change-end text:change-id="ct-1963713200"/><text:change-start text:change-id="ct-1963705744"/></text:p>
      <text:p text:style-name="P3"><text:span text:style-name="Teletype"><text:span text:style-name="T4"><text:tab/>1.2 – Simon Lipp &lt;</text:span></text:span><text:a xlink:type="simple" xlink:href="mailto:simon.lipp@scilab.org"><text:span text:style-name="Teletype"><text:span text:style-name="T4">simon.lipp@scilab.org</text:span></text:span></text:a><text:span text:style-name="Teletype"><text:span text:style-name="T4">&gt;</text:span></text:span><text:change-end text:change-id="ct-1963705744"/><text:change-start text:change-id="ct-1963714064"/><text:span text:style-name="Teletype"><text:span text:style-name="T4">: define " cor</text:span></text:span><text:change-end text:change-id="ct-1963714064"/><text:change-start text:change-id="ct-1963704960"/><text:span text:style-name="Teletype"><text:span text:style-name="T4">r</text:span></text:span><text:change-end text:change-id="ct-1963704960"/><text:change-start text:change-id="ct-1963704224"/><text:span text:style-name="Teletype"><text:span text:style-name="T4">ect files ", add examples</text:span></text:span><text:change-end text:change-id="ct-1963704224"/><text:change-start text:change-id="ct-1963782544"/></text:p>
      <text:p text:style-name="P3"><text:span text:style-name="Teletype"><text:span text:style-name="T4"><text:tab/>1.3 – Simon Lipp &lt;</text:span></text:span><text:a xlink:type="simple" xlink:href="mailto:simon.lipp@scilab.org"><text:span text:style-name="Teletype"><text:span text:style-name="T4">simon.lipp@scilab.org</text:span></text:span></text:a><text:span text:style-name="Teletype"><text:span text:style-name="T4">&gt;: "libname" </text:span></text:span><text:change-end text:change-id="ct-1963782544"/><text:change-start text:change-id="ct-1963782192"/><text:span text:style-name="Teletype"><text:span text:style-name="T4">is unnecessary</text:span></text:span><text:change-end text:change-id="ct-1963782192"/><text:change-start text:change-id="ct-1963784032"/></text:p>
      <text:p text:style-name="P3"><text:span text:style-name="Teletype"><text:span text:style-name="T4"><text:tab/>1.4 – Simon Lipp &lt;</text:span></text:span><text:a xlink:type="simple" xlink:href="mailto:simon.lipp@scilab.org"><text:span text:style-name="Teletype"><text:span text:style-name="T4">simon.lipp@scilab.org</text:span></text:span></text:a><text:span text:style-name="Teletype"><text:span text:style-name="T4">&gt;: </text:span></text:span><text:change-end text:change-id="ct-1963784032"/><text:change-start text:change-id="ct-1963712432"/><text:span text:style-name="Teletype"><text:span text:style-name="T4">add "files_ok" and "files_bad"</text:span></text:span><text:change-end text:change-id="ct-1963712432"/><text:change-start text:change-id="ct-1963780880"/></text:p>
      <text:p text:style-name="P3"><text:span text:style-name="Teletype"><text:span text:style-name="T4"><text:tab/>1.5 – Simon Lipp &lt;</text:span></text:span><text:a xlink:type="simple" xlink:href="mailto:simon.lipp@scilab.org"><text:span text:style-name="Teletype"><text:span text:style-name="T4">simon.lipp@scilab.org</text:span></text:span></text:a><text:span text:style-name="Teletype"><text:span text:style-name="T4">&gt;: </text:span></text:span><text:change-end text:change-id="ct-1963780880"/><text:change-start text:change-id="ct-1963702992"/><text:span text:style-name="Teletype"><text:span text:style-name="T4">better terms</text:span></text:span><text:change-end text:change-id="ct-1963702992"/><text:change-start text:change-id="ct-1963780784"/></text:p>
      <text:p text:style-name="P3"><text:span text:style-name="Teletype"><text:span text:style-name="T4"><text:tab/>1.6 – Simon Lipp &lt;</text:span></text:span><text:a xlink:type="simple" xlink:href="mailto:simon.lipp@scilab.org"><text:span text:style-name="Teletype"><text:span text:style-name="T4">simon.lipp@scilab.org</text:span></text:span></text:a><text:span text:style-name="Teletype"><text:span text:style-name="T4">&gt;: implementation</text:span></text:span><text:change-end text:change-id="ct-1963780784"/></text:p>
      <text:h text:style-name="P12" text:outline-level="3"><text:change-start text:change-id="ct-1963781632"/>Implementation</text:h>
      <text:p text:style-name="P3"><text:tab/>This SEP is implemented in the <text:span text:style-name="T6">package_manager</text:span> branc<text:change-end text:change-id="ct-1963781632"/><text:change-start text:change-id="ct-1963781824"/>h. <text:change-end text:change-id="ct-1963781824"/><text:change-start text:change-id="ct-1963780624"/>Complete file and patch can be found at:</text:p>
      <text:p text:style-name="P3"><text:s/><text:a xlink:type="simple" xlink:href="http://viewvc.scilab.org/bin/cgi/viewvc.cgi/branches/package_manager/scilab/modules/functions/macros/genlib.sci?r1=25852&amp;r2=25851&amp;pathrev=25852">http://viewvc.scilab.org/bin/cgi/viewvc.cgi/branches/package_manager/scilab/modules/functions/macros/genlib.sci?r1=25852&amp;r2=25851&amp;pathrev=25852</text:a><text:change-end text:change-id="ct-1963780624"/><text:change-start text:change-id="ct-1963780528"/>.<text:change-end text:change-id="ct-1963780528"/><text:change-start text:change-id="ct-1963780432"/></text:p>
      <text:h text:style-name="P12" text:outline-level="3"><text:change-end text:change-id="ct-1963780432"/>Copyright</text:h>
      <text:p text:style-name="Standard"><text:tab/>This document has been placed under the license CeCILL-B.<text:change-start text:change-id="ct665274112"/></text:p>
      <text:p text:style-name="Standard"><text:change-end text:change-id="ct6652741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Sabine GAUZERE</meta:initial-creator>
    <meta:creation-date>2008-06-03T13:58:05</meta:creation-date>
    <dc:date>2013-09-03T10:24:43</dc:date>
    <meta:editing-cycles>106</meta:editing-cycles>
    <meta:editing-duration>PT22H3M19S</meta:editing-duration>
    <meta:document-statistic meta:table-count="0" meta:image-count="0" meta:object-count="0" meta:page-count="2" meta:paragraph-count="73" meta:word-count="389" meta:character-count="2754"/>
    <dc:creator>Eric Gallager</dc:creator>
    <meta:user-defined meta:name="Info 1"/>
    <meta:user-defined meta:name="Info 2"/>
    <meta:user-defined meta:name="Info 3"/>
    <meta:user-defined meta:name="Info 4"/>
  </office:meta>
</office:document-meta>
</file>